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6b8" officeooo:paragraph-rsid="001d56b8"/>
    </style:style>
    <style:style style:name="P2" style:family="paragraph" style:parent-style-name="Standard">
      <style:text-properties officeooo:paragraph-rsid="001d56b8"/>
    </style:style>
    <style:style style:name="P3" style:family="paragraph" style:parent-style-name="Standard">
      <style:text-properties fo:font-weight="bold" officeooo:rsid="001d56b8" officeooo:paragraph-rsid="001d56b8" style:font-weight-asian="bold" style:font-weight-complex="bold"/>
    </style:style>
    <style:style style:name="P4" style:family="paragraph" style:parent-style-name="Standard">
      <style:text-properties officeooo:paragraph-rsid="001d56b8"/>
    </style:style>
    <style:style style:name="P5" style:family="paragraph" style:parent-style-name="Standard">
      <style:text-properties officeooo:rsid="001d56b8" officeooo:paragraph-rsid="001d56b8"/>
    </style:style>
    <style:style style:name="P6" style:family="paragraph" style:parent-style-name="Standard">
      <style:text-properties officeooo:rsid="001e9053" officeooo:paragraph-rsid="001e90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mbio de opinión - Candidatos de izquierda:</text:p>
      <text:p text:style-name="P1"/>
      <text:p text:style-name="P6">Ítem 29:</text:p>
      <text:p text:style-name="P1">- Centre vs Moderate_Right_B (p = 0.0087)</text:p>
      <text:p text:style-name="P1">- Moderate_Right_B vs Progressivism (p = 0.0403)</text:p>
      <text:p text:style-name="P1"/>
      <text:p text:style-name="P1"/>
      <text:p text:style-name="P1"/>
      <text:p text:style-name="P3">Cambios de opinión - Candidatos de derecha:</text:p>
      <text:p text:style-name="P1"/>
      <text:p text:style-name="P6">Ítem 7:</text:p>
      <text:p text:style-name="P1">- Left_Wing vs Moderate_Right_A (p = 0.0216)</text:p>
      <text:p text:style-name="P1">- Moderate_Right_A vs Progressivism (p = 0.0454)</text:p>
      <text:p text:style-name="P1">- Moderate_Right_A vs Right_Wing_Libertarian (p = 0.0153)</text:p>
      <text:p text:style-name="P1">- Moderate_Right_B vs Right_Wing_Libertarian (p = 0.0460)</text:p>
      <text:p text:style-name="P1"/>
      <text:p text:style-name="P6">Ítem 25:</text:p>
      <text:p text:style-name="P1">- Left_Wing vs Moderate_Right_B (p = 0.0015)</text:p>
      <text:p text:style-name="P1"/>
      <text:p text:style-name="P1"/>
      <text:p text:style-name="P1"/>
      <text:p text:style-name="P3">Cambios de tiempo – Candidatos de izquierda:</text:p>
      <text:p text:style-name="P1"/>
      <text:p text:style-name="P6">Ítem 29:</text:p>
      <text:p text:style-name="P1">- Centre vs Right_Wing_Libertarian (p = 0.0394)</text:p>
      <text:p text:style-name="P1"/>
      <text:p text:style-name="P1"/>
      <text:p text:style-name="P1"/>
      <text:p text:style-name="P3">Cambios de tiempo – Candidatos de derecha:</text:p>
      <text:p text:style-name="P2"/>
      <text:p text:style-name="Standard">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30T15:35:00.245000000</meta:creation-date>
    <dc:date>2025-06-30T15:53:35.978000000</dc:date>
    <meta:editing-duration>PT10M58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91" meta:character-count="593" meta:non-whitespace-character-count="517"/>
  </office:meta>
</office:document-meta>
</file>